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3.25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1"/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Initial sim with 1520-1580 scan width</text:p>
          </table:table-cell>
          <table:table-cell table:style-name="ce2" office:value-type="string" calcext:value-type="string">
            <text:p>Wall Thickness</text:p>
          </table:table-cell>
          <table:table-cell table:style-name="ce2" office:value-type="string" calcext:value-type="string">
            <text:p>FSR low / nm</text:p>
          </table:table-cell>
          <table:table-cell table:style-name="ce2" office:value-type="string" calcext:value-type="string">
            <text:p>LowWL / nm</text:p>
          </table:table-cell>
          <table:table-cell table:style-name="ce2" office:value-type="string" calcext:value-type="string">
            <text:p>FSR high</text:p>
          </table:table-cell>
          <table:table-cell table:style-name="ce2" office:value-type="string" calcext:value-type="string">
            <text:p>High WL</text:p>
          </table:table-cell>
          <table:table-cell table:style-name="ce2" office:value-type="string" calcext:value-type="string">
            <text:p>Modes per family</text:p>
          </table:table-cell>
        </table:table-row>
        <table:table-row table:style-name="ro1">
          <table:covered-table-cell/>
          <table:table-cell office:value-type="string" calcext:value-type="string">
            <text:p>SolidCore</text:p>
          </table:table-cell>
          <table:table-cell table:formula="of:=(1543.10559373-1526.00913343)/2" office:value-type="float" office:value="8.54823015" calcext:value-type="float">
            <text:p>8.5482</text:p>
          </table:table-cell>
          <table:table-cell office:value-type="float" office:value="1534" calcext:value-type="float">
            <text:p>1534</text:p>
          </table:table-cell>
          <table:table-cell table:formula="of:=(1578.53011004-1560.60772484)/2" office:value-type="float" office:value="8.9611926" calcext:value-type="float">
            <text:p>8.9612</text:p>
          </table:table-cell>
          <table:table-cell office:value-type="float" office:value="1570" calcext:value-type="float">
            <text:p>1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9um</text:p>
          </table:table-cell>
          <table:table-cell table:formula="of:=(1543.10559373-1526.00913343)/2" office:value-type="float" office:value="8.54823015" calcext:value-type="float">
            <text:p>8.5482</text:p>
          </table:table-cell>
          <table:table-cell office:value-type="float" office:value="1534" calcext:value-type="float">
            <text:p>1534</text:p>
          </table:table-cell>
          <table:table-cell table:formula="of:=(1578.53011004-1560.60772484)/2" office:value-type="float" office:value="8.9611926" calcext:value-type="float">
            <text:p>8.9612</text:p>
          </table:table-cell>
          <table:table-cell office:value-type="float" office:value="1570" calcext:value-type="float">
            <text:p>1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6um </text:p>
          </table:table-cell>
          <table:table-cell table:formula="of:=(1540.04196794-1523.20421516)/2" office:value-type="float" office:value="8.41887638999992" calcext:value-type="float">
            <text:p>8.4189</text:p>
          </table:table-cell>
          <table:table-cell office:value-type="float" office:value="1534" calcext:value-type="float">
            <text:p>1534</text:p>
          </table:table-cell>
          <table:table-cell table:formula="of:=(1574.93178038-1557.25209721)/2" office:value-type="float" office:value="8.83984158499993" calcext:value-type="float">
            <text:p>8.8398</text:p>
          </table:table-cell>
          <table:table-cell office:value-type="float" office:value="1570" calcext:value-type="float">
            <text:p>1570</text:p>
          </table:table-cell>
          <table:table-cell table:style-name="ce5" office:value-type="string" calcext:value-type="string">
            <text:p>5 to 6</text:p>
          </table:table-cell>
        </table:table-row>
        <table:table-row table:style-name="ro1">
          <table:covered-table-cell/>
          <table:table-cell office:value-type="string" calcext:value-type="string">
            <text:p>3um</text:p>
          </table:table-cell>
          <table:table-cell table:formula="of:=(1532.05850548-1524.01714028)" office:value-type="float" office:value="8.04136519999997" calcext:value-type="float">
            <text:p>8.0414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Hard To Pick out</text:p>
          </table:table-cell>
          <table:table-cell/>
          <table:table-cell office:value-type="string" calcext:value-type="string">
            <text:p>9 to 11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5">
      <number:number number:decimal-places="1" number:min-decimal-places="1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0:09:51.772775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3.2.2$Linux_X86_64 LibreOffice_project/30$Build-2</meta:generator>
    <dc:date>2022-04-19T10:57:38.217826865</dc:date>
    <meta:editing-duration>PT17M14S</meta:editing-duration>
    <meta:editing-cycles>2</meta:editing-cycles>
    <meta:document-statistic meta:table-count="3" meta:cell-count="30" meta:object-count="0"/>
  </office:meta>
</office:document-meta>
</file>